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NGIFO REATEGUI, WI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44485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7304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RAL SAAVEDRA LEN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9650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7304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RENGIFO RABINES ROSA DE JESU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527314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8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10/2021</text:p>
          </table:table-cell>
          <table:table-cell table:style-name="Tabla2.A3" office:value-type="string">
            <text:p text:style-name="P22">29380513</text:p>
          </table:table-cell>
          <table:table-cell table:style-name="Tabla2.D3" office:value-type="string">
            <text:p text:style-name="P23">8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3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23:07:4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